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mageHandlerGraphics2D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Graphics2D.generateImage( RendererContext context , Image image , Point origin , Rectangle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ImageHandlerGraphics2D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mageHandlerGraphics2D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